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5FA0425594D117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02cm" svg:y="8.448cm">
          <draw:image xlink:href="Pictures/1000000000000780000004385FA0425594D117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Stefani</meta:initial-creator>
    <meta:creation-date>2017-07-03T16:20:57.367744378</meta:creation-date>
    <dc:date>2017-07-03T16:21:52.702338152</dc:date>
    <dc:creator>Leonardo Stefani</dc:creator>
    <meta:editing-duration>PT55S</meta:editing-duration>
    <meta:editing-cycles>1</meta:editing-cycles>
    <meta:document-statistic meta:object-count="1"/>
    <meta:generator>LibreOffice/5.3.4.2$Linux_X86_64 LibreOffice_project/30m0$Build-2</meta:generator>
  </office:meta>
</office:document-meta>
</file>